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officeooo:rsid="0019a5ed" officeooo:paragraph-rsid="0019a5ed" style:font-size-asian="16pt" style:font-style-asian="normal" style:font-weight-asian="bold" style:font-size-complex="16pt" style:font-style-complex="normal" style:font-weight-complex="bold"/>
    </style:style>
    <style:style style:name="P2" style:family="paragraph" style:parent-style-name="Standard" style:list-style-name="L8">
      <style:paragraph-properties fo:text-align="start" style:justify-single-word="false"/>
      <style:text-properties officeooo:paragraph-rsid="001dc140"/>
    </style:style>
    <style:style style:name="P3" style:family="paragraph" style:parent-style-name="Standard" style:list-style-name="L4">
      <style:paragraph-properties fo:text-align="start" style:justify-single-word="false"/>
      <style:text-properties fo:font-weight="normal" officeooo:paragraph-rsid="001dc140" style:font-weight-asian="normal" style:font-weight-complex="normal"/>
    </style:style>
    <style:style style:name="P4" style:family="paragraph" style:parent-style-name="Text_20_body">
      <style:paragraph-properties fo:text-align="start" style:justify-single-word="false"/>
      <style:text-properties officeooo:paragraph-rsid="001dc140"/>
    </style:style>
    <style:style style:name="P5" style:family="paragraph" style:parent-style-name="Text_20_body" style:list-style-name="L2">
      <style:paragraph-properties fo:text-align="start" style:justify-single-word="false"/>
      <style:text-properties officeooo:paragraph-rsid="001dc140"/>
    </style:style>
    <style:style style:name="P6" style:family="paragraph" style:parent-style-name="Text_20_body" style:list-style-name="L3">
      <style:paragraph-properties fo:text-align="start" style:justify-single-word="false"/>
      <style:text-properties officeooo:paragraph-rsid="001dc140"/>
    </style:style>
    <style:style style:name="P7" style:family="paragraph" style:parent-style-name="Text_20_body" style:list-style-name="L4">
      <style:paragraph-properties fo:text-align="start" style:justify-single-word="false"/>
      <style:text-properties officeooo:paragraph-rsid="001dc140"/>
    </style:style>
    <style:style style:name="P8" style:family="paragraph" style:parent-style-name="Text_20_body" style:list-style-name="L8">
      <style:paragraph-properties fo:text-align="start" style:justify-single-word="false"/>
      <style:text-properties officeooo:paragraph-rsid="001dc140"/>
    </style:style>
    <style:style style:name="P9" style:family="paragraph" style:parent-style-name="Text_20_body" style:list-style-name="L2">
      <style:paragraph-properties fo:text-align="start" style:justify-single-word="false"/>
      <style:text-properties fo:font-weight="normal" officeooo:paragraph-rsid="001dc140" style:font-weight-asian="normal" style:font-weight-complex="normal"/>
    </style:style>
    <style:style style:name="P10" style:family="paragraph" style:parent-style-name="Text_20_body" style:list-style-name="L4">
      <style:paragraph-properties fo:text-align="start" style:justify-single-word="false"/>
      <style:text-properties fo:font-weight="normal" officeooo:paragraph-rsid="001dc140" style:font-weight-asian="normal" style:font-weight-complex="normal"/>
    </style:style>
    <style:style style:name="P11" style:family="paragraph" style:parent-style-name="Text_20_body" style:list-style-name="L5">
      <style:paragraph-properties fo:text-align="start" style:justify-single-word="false"/>
      <style:text-properties fo:font-weight="normal" officeooo:paragraph-rsid="001dc140" style:font-weight-asian="normal" style:font-weight-complex="normal"/>
    </style:style>
    <style:style style:name="P12" style:family="paragraph" style:parent-style-name="Text_20_body" style:list-style-name="L8">
      <style:paragraph-properties fo:text-align="start" style:justify-single-word="false"/>
      <style:text-properties fo:font-weight="normal" officeooo:paragraph-rsid="001dc140" style:font-weight-asian="normal" style:font-weight-complex="normal"/>
    </style:style>
    <style:style style:name="P13" style:family="paragraph" style:parent-style-name="Text_20_body" style:list-style-name="L9">
      <style:paragraph-properties fo:text-align="start" style:justify-single-word="false"/>
      <style:text-properties fo:font-weight="normal" officeooo:paragraph-rsid="001dc140" style:font-weight-asian="normal" style:font-weight-complex="normal"/>
    </style:style>
    <style:style style:name="P14" style:family="paragraph" style:parent-style-name="Text_20_body" style:list-style-name="L9">
      <style:paragraph-properties fo:text-align="start" style:justify-single-word="false"/>
      <style:text-properties fo:font-weight="normal" officeooo:paragraph-rsid="00663e84" style:font-weight-asian="normal" style:font-weight-complex="normal"/>
    </style:style>
    <style:style style:name="P15" style:family="paragraph" style:parent-style-name="Text_20_body">
      <style:paragraph-properties fo:text-align="start" style:justify-single-word="false"/>
      <style:text-properties fo:font-weight="bold" officeooo:paragraph-rsid="001dc140" style:font-weight-asian="bold" style:font-weight-complex="bold"/>
    </style:style>
    <style:style style:name="P16" style:family="paragraph" style:parent-style-name="Text_20_body" style:list-style-name="L9">
      <style:paragraph-properties fo:text-align="start" style:justify-single-word="false"/>
      <style:text-properties fo:font-weight="bold" officeooo:paragraph-rsid="001dc140" style:font-weight-asian="bold" style:font-weight-complex="bold"/>
    </style:style>
    <style:style style:name="P17" style:family="paragraph" style:parent-style-name="Heading_20_1">
      <style:paragraph-properties fo:text-align="center" style:justify-single-word="false"/>
      <style:text-properties officeooo:paragraph-rsid="001dc140"/>
    </style:style>
    <style:style style:name="P18" style:family="paragraph" style:parent-style-name="Heading_20_1">
      <style:paragraph-properties fo:text-align="start" style:justify-single-word="false"/>
      <style:text-properties officeooo:paragraph-rsid="001dc140"/>
    </style:style>
    <style:style style:name="P19" style:family="paragraph" style:parent-style-name="Heading_20_1">
      <style:paragraph-properties fo:text-align="start" style:justify-single-word="false"/>
      <style:text-properties fo:font-weight="normal" officeooo:paragraph-rsid="001dc140" style:font-weight-asian="normal" style:font-weight-complex="normal"/>
    </style:style>
    <style:style style:name="P20" style:family="paragraph" style:parent-style-name="Heading_20_1">
      <style:paragraph-properties fo:text-align="start" style:justify-single-word="false"/>
      <style:text-properties fo:font-weight="bold" officeooo:paragraph-rsid="001dc140" style:font-weight-asian="bold" style:font-weight-complex="bold"/>
    </style:style>
    <style:style style:name="P21" style:family="paragraph" style:parent-style-name="Heading_20_2">
      <style:paragraph-properties fo:text-align="start" style:justify-single-word="false"/>
      <style:text-properties officeooo:paragraph-rsid="001dc140"/>
    </style:style>
    <style:style style:name="P22" style:family="paragraph" style:parent-style-name="Preformatted_20_Text" style:list-style-name="L4">
      <style:paragraph-properties fo:text-align="start" style:justify-single-word="false"/>
      <style:text-properties fo:font-weight="normal" officeooo:paragraph-rsid="001dc140" style:font-weight-asian="normal" style:font-weight-complex="normal"/>
    </style:style>
    <style:style style:name="P23" style:family="paragraph" style:parent-style-name="Preformatted_20_Text">
      <style:paragraph-properties fo:text-align="start" style:justify-single-word="false"/>
      <style:text-properties fo:font-weight="normal" officeooo:paragraph-rsid="001dc140" style:font-weight-asian="normal" style:font-weight-complex="normal"/>
    </style:style>
    <style:style style:name="P24" style:family="paragraph" style:parent-style-name="Preformatted_20_Text" style:list-style-name="L5">
      <style:paragraph-properties fo:text-align="start" style:justify-single-word="false"/>
      <style:text-properties fo:font-weight="normal" officeooo:paragraph-rsid="001dc140" style:font-weight-asian="normal" style:font-weight-complex="normal"/>
    </style:style>
    <style:style style:name="P25" style:family="paragraph" style:parent-style-name="Preformatted_20_Text" style:list-style-name="L8">
      <style:paragraph-properties fo:text-align="start" style:justify-single-word="false"/>
      <style:text-properties fo:font-weight="normal" officeooo:paragraph-rsid="001dc140" style:font-weight-asian="normal" style:font-weight-complex="normal"/>
    </style:style>
    <style:style style:name="P26" style:family="paragraph" style:parent-style-name="Preformatted_20_Text" style:list-style-name="L4">
      <style:paragraph-properties fo:text-align="start" style:justify-single-word="false"/>
      <style:text-properties fo:font-weight="bold" officeooo:paragraph-rsid="001dc140" style:font-weight-asian="bold" style:font-weight-complex="bold"/>
    </style:style>
    <style:style style:name="P27" style:family="paragraph" style:parent-style-name="Preformatted_20_Text" style:list-style-name="L8">
      <style:paragraph-properties fo:text-align="start" style:justify-single-word="false"/>
      <style:text-properties fo:font-weight="bold" officeooo:paragraph-rsid="001dc140" style:font-weight-asian="bold" style:font-weight-complex="bold"/>
    </style:style>
    <style:style style:name="P28" style:family="paragraph" style:parent-style-name="Preformatted_20_Text" style:list-style-name="L9">
      <style:paragraph-properties fo:text-align="start" style:justify-single-word="false"/>
      <style:text-properties fo:font-weight="bold" officeooo:paragraph-rsid="001dc140" style:font-weight-asian="bold" style:font-weight-complex="bold"/>
    </style:style>
    <style:style style:name="P29" style:family="paragraph" style:parent-style-name="Preformatted_20_Text" style:list-style-name="L7">
      <style:paragraph-properties fo:text-align="start" style:justify-single-word="false"/>
      <style:text-properties officeooo:paragraph-rsid="001dc140"/>
    </style:style>
    <style:style style:name="P30" style:family="paragraph" style:parent-style-name="Preformatted_20_Text">
      <style:paragraph-properties fo:text-align="start" style:justify-single-word="false"/>
      <style:text-properties officeooo:paragraph-rsid="001dc140"/>
    </style:style>
    <style:style style:name="P31" style:family="paragraph" style:parent-style-name="Preformatted_20_Text" style:list-style-name="L8">
      <style:paragraph-properties fo:text-align="start" style:justify-single-word="false"/>
      <style:text-properties officeooo:paragraph-rsid="001dc140"/>
    </style:style>
    <style:style style:name="P32" style:family="paragraph" style:parent-style-name="Preformatted_20_Text">
      <style:paragraph-properties fo:margin-top="0cm" fo:margin-bottom="0.499cm" style:contextual-spacing="false"/>
    </style:style>
    <style:style style:name="P33" style:family="paragraph" style:parent-style-name="Heading_20_3" style:list-style-name="L2">
      <style:paragraph-properties fo:text-align="start" style:justify-single-word="false"/>
      <style:text-properties fo:font-weight="normal" officeooo:paragraph-rsid="001dc140" style:font-weight-asian="normal" style:font-weight-complex="normal"/>
    </style:style>
    <style:style style:name="P34" style:family="paragraph" style:parent-style-name="Heading_20_3" style:list-style-name="L4">
      <style:paragraph-properties fo:text-align="start" style:justify-single-word="false"/>
      <style:text-properties fo:font-weight="normal" officeooo:paragraph-rsid="001dc140" style:font-weight-asian="normal" style:font-weight-complex="normal"/>
    </style:style>
    <style:style style:name="P35" style:family="paragraph" style:parent-style-name="Heading_20_3" style:list-style-name="L8">
      <style:paragraph-properties fo:text-align="start" style:justify-single-word="false"/>
      <style:text-properties fo:font-weight="normal" officeooo:paragraph-rsid="001dc140" style:font-weight-asian="normal" style:font-weight-complex="normal"/>
    </style:style>
    <style:style style:name="P36" style:family="paragraph" style:parent-style-name="Heading_20_3" style:list-style-name="L2">
      <style:paragraph-properties fo:text-align="start" style:justify-single-word="false"/>
      <style:text-properties officeooo:paragraph-rsid="001dc140"/>
    </style:style>
    <style:style style:name="P37" style:family="paragraph" style:parent-style-name="Heading_20_3">
      <style:paragraph-properties fo:text-align="start" style:justify-single-word="false"/>
      <style:text-properties officeooo:paragraph-rsid="001dc140"/>
    </style:style>
    <style:style style:name="P38" style:family="paragraph" style:parent-style-name="Heading_20_3" style:list-style-name="L8">
      <style:paragraph-properties fo:text-align="start" style:justify-single-word="false"/>
      <style:text-properties officeooo:paragraph-rsid="001dc140"/>
    </style:style>
    <style:style style:name="P39" style:family="paragraph" style:parent-style-name="Heading_20_3" style:list-style-name="L4">
      <style:paragraph-properties fo:text-align="start" style:justify-single-word="false"/>
      <style:text-properties fo:font-weight="bold" officeooo:paragraph-rsid="001dc140" style:font-weight-asian="bold" style:font-weight-complex="bold"/>
    </style:style>
    <style:style style:name="T1" style:family="text">
      <style:text-properties fo:font-size="12pt" fo:font-style="normal" style:text-underline-style="solid" style:text-underline-width="auto" style:text-underline-color="font-color" fo:font-weight="bold" officeooo:rsid="0019a5ed" style:font-size-asian="10.5pt" style:font-style-asian="normal" style:font-weight-asian="bold" style:font-size-complex="12pt" style:font-style-complex="normal" style:font-weight-complex="bold"/>
    </style:style>
    <style:style style:name="T2" style:family="text">
      <style:text-properties fo:font-size="16pt" fo:font-style="normal" style:text-underline-style="solid" style:text-underline-width="auto" style:text-underline-color="font-color" fo:font-weight="bold" officeooo:rsid="0019a5ed" style:font-size-asian="16pt" style:font-style-asian="normal" style:font-weight-asian="bold" style:font-size-complex="16pt" style:font-style-complex="normal"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477f63"/>
    </style:style>
    <style:style style:name="T6" style:family="text">
      <style:text-properties officeooo:rsid="00663e84"/>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span text:style-name="T2">Book</text:span></text:h>
      <text:h text:style-name="P18" text:outline-level="1"><text:span text:style-name="T1">1. </text:span><text:a xlink:type="simple" xlink:href="https://git-scm.com/book/en/v2/Getting-Started-About-Version-Control"><text:span text:style-name="T1">Getting Started</text:span></text:a></text:h>
      <text:p text:style-name="P4"><text:tab/>1.1 <text:a xlink:type="simple" xlink:href="https://git-scm.com/book/en/v2/Getting-Started-About-Version-Control">About Version Control</text:a></text:p>
      <text:list xml:id="list83834022145011496" text:style-name="L2">
        <text:list-item>
          <text:p text:style-name="P5">What is "version control", and why should you care? Version control is a system that records changes to a file or set of files over time so that you can recall specific versions later.</text:p>
        </text:list-item>
        <text:list-item>
          <text:p text:style-name="P5">Version Control System (VCS) is a very wise thing to use.</text:p>
        </text:list-item>
        <text:list-item>
          <text:p text:style-name="P5">It allows you to revert files back to a previous state, revert the entire project back to a previous state, compare changes over time, see who last modified something that might be causing a problem, who introduced an issue and when, and more. </text:p>
        </text:list-item>
        <text:list-item>
          <text:p text:style-name="P5">Using a VCS also generally means that if you screw things up or lose files, you can easily recover. In addition, you get all this for very little overhead.</text:p>
          <text:list>
            <text:list-item>
              <text:list>
                <text:list-item>
                  <text:h text:style-name="P33" text:outline-level="3"><text:bookmark text:name="Local-Version-Control-Systems"/><text:a xlink:type="simple" xlink:href="https://git-scm.com/book/en/v2/Getting-Started-About-Version-Control#Local-Version-Control-Systems"><text:span text:style-name="T4">Local Version Control Systems</text:span></text:a></text:h>
                </text:list-item>
              </text:list>
            </text:list-item>
          </text:list>
        </text:list-item>
        <text:list-item>
          <text:p text:style-name="P9">programmers long ago developed local VCSs that had a simple database that kept all the changes to files under revision control.</text:p>
        </text:list-item>
        <text:list-item>
          <text:p text:style-name="P9">One of the more popular VCS tools was a system called RCS</text:p>
        </text:list-item>
        <text:list-item>
          <text:p text:style-name="P9"><text:span text:style-name="Source_20_Text">rcs</text:span> command when you install the Developer Tools</text:p>
        </text:list-item>
        <text:list-item>
          <text:p text:style-name="P5"><text:span text:style-name="T3">RCS works by keeping patch sets </text:span>in a special format on disk; it can then re-create what any file looked like at any point in time by adding up all the patches</text:p>
          <text:list>
            <text:list-item>
              <text:list>
                <text:list-item>
                  <text:h text:style-name="P36" text:outline-level="3"><text:bookmark text:name="Centralized-Version-Control-Systems"/><text:a xlink:type="simple" xlink:href="https://git-scm.com/book/en/v2/Getting-Started-About-Version-Control#Centralized-Version-Control-Systems">Centralized Version Control Systems</text:a></text:h>
                </text:list-item>
              </text:list>
            </text:list-item>
          </text:list>
        </text:list-item>
        <text:list-item>
          <text:p text:style-name="P5">The next major issue that people encounter is that they need to collaborate with developers on other systems. To deal with this problem, Centralized Version Control Systems (CVCSs) were developed.</text:p>
        </text:list-item>
        <text:list-item>
          <text:p text:style-name="P5">However, this setup also has some serious downsides. The most obvious is the single point of failure that the centralized server represents</text:p>
        </text:list-item>
        <text:list-item>
          <text:p text:style-name="P5">If the hard disk the central database is on becomes corrupted, and proper backups haven’t been kept, you lose absolutely everything – the entire history of the project except whatever single snapshots people happen to have on their local machines</text:p>
        </text:list-item>
      </text:list>
      <text:p text:style-name="P4"/>
      <text:h text:style-name="P37" text:outline-level="3"><text:bookmark text:name="Distributed-Version-Control-Systems"/><text:a xlink:type="simple" xlink:href="https://git-scm.com/book/en/v2/Getting-Started-About-Version-Control#Distributed-Version-Control-Systems">Distributed Version Control Systems</text:a></text:h>
      <text:list xml:id="list3257801015506680123" text:style-name="L3">
        <text:list-item>
          <text:p text:style-name="P6">This is where Distributed Version Control Systems (DVCSs) step in. In a DVCS (such as Git, Mercurial, Bazaar or Darcs), clients don’t just check out the latest snapshot of the files: they fully mirror the repository. Thus if any server dies, and these systems were <text:soft-page-break/>collaborating via it, any of the client repositories can be copied back up to the server to restore it. Every clone is really a full backup of all the data.</text:p>
        </text:list-item>
        <text:list-item>
          <text:p text:style-name="P6">This allows you to set up several types of workflows that aren’t possible in centralized systems, such as hierarchical models.</text:p>
        </text:list-item>
      </text:list>
      <text:p text:style-name="P4"/>
      <text:h text:style-name="P21" text:outline-level="2">A Short History of Git : </text:h>
      <text:p text:style-name="P4">This prompted the Linux development community (and in particular Linus Torvalds, the creator of Linux) to develop their own tool based on some of the lessons they learned while using BitKeeper.</text:p>
      <text:h text:style-name="P18" text:outline-level="1">Getting Started - Git Basics</text:h>
      <text:list xml:id="list5724047051662611754" text:style-name="L4">
        <text:list-item>
          <text:p text:style-name="P7">Git stores and thinks about information much differently than these other systems, even though the user interface is fairly similar, and understanding those differences will help prevent you from becoming confused while using it.</text:p>
          <text:list>
            <text:list-item>
              <text:list>
                <text:list-item>
                  <text:h text:style-name="P39" text:outline-level="3"><text:bookmark text:name="Snapshots,-Not-Differences"/><text:a xlink:type="simple" xlink:href="https://git-scm.com/book/en/v2/Getting-Started-Git-Basics#Snapshots,-Not-Differences">Snapshots, Not Differences</text:a></text:h>
                </text:list-item>
              </text:list>
            </text:list-item>
          </text:list>
        </text:list-item>
        <text:list-item>
          <text:p text:style-name="P7"><text:span text:style-name="T3">The major difference between Git and any other VCS (Subversion and friends included) is the way Git thinks about its data. </text:span>Conceptually, most other systems store information as a list of file-based changes.</text:p>
        </text:list-item>
        <text:list-item>
          <text:p text:style-name="P10">Git thinks of its data more like a set of snapshots of a miniature filesystem.</text:p>
        </text:list-item>
        <text:list-item>
          <text:p text:style-name="P10">Every time you commit, or save the state of your project in Git, it basically takes a picture of what all your files look like at that moment and stores a reference to that snapshot.</text:p>
        </text:list-item>
        <text:list-item>
          <text:p text:style-name="P10">Git thinks about its data more like a <text:span text:style-name="Strong_20_Emphasis">stream of snapshots</text:span>.</text:p>
          <text:list>
            <text:list-item>
              <text:list>
                <text:list-item>
                  <text:h text:style-name="P34" text:outline-level="3"><text:bookmark text:name="Git-Has-Integrity"/><text:a xlink:type="simple" xlink:href="https://git-scm.com/book/en/v2/Getting-Started-Git-Basics#Git-Has-Integrity">Git Has Integrity</text:a></text:h>
                </text:list-item>
              </text:list>
            </text:list-item>
          </text:list>
        </text:list-item>
        <text:list-item>
          <text:p text:style-name="P10">Everything in Git is check-summed before it is stored and is then referred to by that checksum. </text:p>
        </text:list-item>
        <text:list-item>
          <text:p text:style-name="P3">The mechanism that Git uses for this checksumming is called a SHA-1 hash.</text:p>
        </text:list-item>
        <text:list-item>
          <text:p text:style-name="P3">This is a 40-character string composed of hexadecimal characters (0–9 and a–f) and calculated based on the contents of a file or directory structure in Git.</text:p>
        </text:list-item>
        <text:list-item>
          <text:p text:style-name="P3">A SHA-1 hash looks something like this: <text:span text:style-name="T5">Ex.</text:span></text:p>
          <text:list>
            <text:list-item>
              <text:p text:style-name="P26">24b9da6552252987aa493b52f8696cd6d3b00373</text:p>
            </text:list-item>
          </text:list>
        </text:list-item>
        <text:list-item>
          <text:p text:style-name="P22">Git stores everything in its database not by file name but by the hash value of its contents.</text:p>
          <text:list>
            <text:list-item>
              <text:list>
                <text:list-item>
                  <text:h text:style-name="P34" text:outline-level="3"><text:bookmark text:name="Git-Generally-Only-Adds-Data"/><text:a xlink:type="simple" xlink:href="https://git-scm.com/book/en/v2/Getting-Started-Git-Basics#Git-Generally-Only-Adds-Data">Git Generally Only Adds Data</text:a></text:h>
                </text:list-item>
              </text:list>
            </text:list-item>
          </text:list>
        </text:list-item>
        <text:list-item>
          <text:p text:style-name="P22">This makes using Git a joy because we know we can experiment without the danger of severely screwing things up. For a more in-depth look at how Git stores its data and how you can recover data that seems lost, see <text:a xlink:type="simple" xlink:href="https://git-scm.com/book/en/v2/ch00/_undoing">Undoing Things</text:a>.</text:p>
          <text:list>
            <text:list-item>
              <text:list>
                <text:list-item>
                  <text:h text:style-name="P34" text:outline-level="3"><text:bookmark text:name="The-Three-States"/><text:soft-page-break/><text:a xlink:type="simple" xlink:href="https://git-scm.com/book/en/v2/Getting-Started-Git-Basics#The-Three-States">The Three States</text:a></text:h>
                </text:list-item>
              </text:list>
            </text:list-item>
          </text:list>
        </text:list-item>
        <text:list-item>
          <text:p text:style-name="P22">Git has three main states that your files can reside in: </text:p>
          <text:list>
            <text:list-item>
              <text:p text:style-name="P22">committed</text:p>
            </text:list-item>
            <text:list-item>
              <text:p text:style-name="P22">modified</text:p>
            </text:list-item>
            <text:list-item>
              <text:p text:style-name="P22">staged</text:p>
            </text:list-item>
          </text:list>
        </text:list-item>
        <text:list-item>
          <text:p text:style-name="P22">Committed means that the data is safely stored in your local database.</text:p>
        </text:list-item>
        <text:list-item>
          <text:p text:style-name="P22">Modified means that you have changed the file but have not committed it to your database yet</text:p>
        </text:list-item>
        <text:list-item>
          <text:p text:style-name="P22">Staged means that you have marked a modified file in its current version to go into your next commit snapshot.</text:p>
        </text:list-item>
        <text:list-item>
          <text:p text:style-name="P22">This leads us to the three main sections of a Git project: the Git directory, the working directory, and the staging area.</text:p>
          <text:list>
            <text:list-item>
              <text:p text:style-name="P22">The Git directory is where Git stores the metadata and object database for your project.</text:p>
            </text:list-item>
            <text:list-item>
              <text:p text:style-name="P22">The working directory is a single checkout of one version of the project. These files are pulled out of the compressed database in the Git directory and placed on disk for you to use or modify.</text:p>
            </text:list-item>
            <text:list-item>
              <text:p text:style-name="P22">The staging area is a file, generally contained in your Git directory, that stores information about what will go into your next commit. It’s sometimes referred to as the “index”, but it’s also common to refer to it as the staging area.</text:p>
            </text:list-item>
          </text:list>
        </text:list-item>
        <text:list-item>
          <text:p text:style-name="P22">The basic Git workflow goes something like this:</text:p>
        </text:list-item>
      </text:list>
      <text:list xml:id="list1051706544086324191" text:style-name="L5">
        <text:list-item>
          <text:list>
            <text:list-item>
              <text:p text:style-name="P24">You modify files in your working directory</text:p>
            </text:list-item>
            <text:list-item>
              <text:p text:style-name="P11">You stage the files, adding snapshots of them to your staging area.</text:p>
            </text:list-item>
            <text:list-item>
              <text:p text:style-name="P24">You do a commit, which takes the files as they are in the staging area and stores that snapshot permanently to your Git directory.</text:p>
            </text:list-item>
          </text:list>
        </text:list-item>
      </text:list>
      <text:p text:style-name="P23"/>
      <text:h text:style-name="P19" text:outline-level="1">Getting Started - The Command Line</text:h>
      <text:list xml:id="list3652832712475626359" text:style-name="L7">
        <text:list-item>
          <text:p text:style-name="P29"><text:span text:style-name="T3">There are a lot of different ways to use Git.</text:span></text:p>
        </text:list-item>
        <text:list-item>
          <text:p text:style-name="P29">There are the original command line tools, and there are many graphical user interfaces of varying capabilities.</text:p>
        </text:list-item>
      </text:list>
      <text:h text:style-name="P18" text:outline-level="1">Getting Started - Installing Git</text:h>
      <text:h text:style-name="P37" text:outline-level="3"><text:bookmark text:name="Installing-on-Linux"/><text:a xlink:type="simple" xlink:href="https://git-scm.com/book/en/v2/Getting-Started-Installing-Git#Installing-on-Linux">Installing on Linux</text:a></text:h>
      <text:p text:style-name="P30">If you’re on a Debian-based distribution like Ubuntu, try apt-get:</text:p>
      <text:p text:style-name="P30"><text:tab/><text:span text:style-name="Source_20_Text">$</text:span> sudo apt-get install git-all</text:p>
      <text:h text:style-name="P18" text:outline-level="1">Getting Started - First-Time Git Setup</text:h>
      <text:list xml:id="list8000259683451272488" text:style-name="L8">
        <text:list-item>
          <text:p text:style-name="P2">Git comes with a tool called <text:span text:style-name="Source_20_Text">git config</text:span> that lets you get and set configuration variables that control all aspects of how Git looks and operates.<text:bookmark text:name="id-Zrhocxf8sy"/> These variables can be stored in three different places:</text:p>
          <text:list>
            <text:list-item>
              <text:p text:style-name="P2"><text:span text:style-name="Source_20_Text">/etc/gitconfig</text:span> file: Contains values for every user on the system and all their repositories. If you pass the option <text:span text:style-name="Source_20_Text">--system</text:span> to <text:span text:style-name="Source_20_Text">git config</text:span>, it reads and writes from this file specifically.</text:p>
            </text:list-item>
            <text:list-item>
              <text:p text:style-name="P2"><text:span text:style-name="Source_20_Text">~/.gitconfig</text:span> or <text:span text:style-name="Source_20_Text">~/.config/git/config</text:span> file: Specific to your user. You can make Git read and write to this file specifically by passing the <text:span text:style-name="Source_20_Text">--global</text:span> option</text:p>
            </text:list-item>
            <text:list-item>
              <text:p text:style-name="P2"><text:span text:style-name="Source_20_Text">config</text:span> file in the Git directory (that is, <text:span text:style-name="Source_20_Text">.git/config</text:span>) of whatever repository you’re currently using: Specific to that single repository.</text:p>
              <text:p text:style-name="P2"/>
            </text:list-item>
            <text:list-item>
              <text:p text:style-name="P2"><text:soft-page-break/>Each level overrides values in the previous level, so values in <text:span text:style-name="Source_20_Text">.git/config</text:span> trump those in <text:span text:style-name="Source_20_Text">/etc/gitconfig</text:span>.</text:p>
              <text:list>
                <text:list-item>
                  <text:h text:style-name="P38" text:outline-level="3"><text:bookmark text:name="Your-Identity"/><text:a xlink:type="simple" xlink:href="https://git-scm.com/book/en/v2/Getting-Started-First-Time-Git-Setup#Your-Identity">Your Identity</text:a></text:h>
                </text:list-item>
              </text:list>
            </text:list-item>
            <text:list-item>
              <text:p text:style-name="P2">set your user name and email address. This is important because every Git commit uses this information, and it’s immutably baked into the commits you start creating:</text:p>
              <text:list>
                <text:list-item>
                  <text:p text:style-name="P27"><text:span text:style-name="Source_20_Text">$</text:span> git config --global user.name <text:span text:style-name="Source_20_Text">"John Doe"</text:span></text:p>
                </text:list-item>
                <text:list-item>
                  <text:p text:style-name="P27"><text:span text:style-name="Source_20_Text">$</text:span> git config --global user.email <text:a xlink:type="simple" xlink:href="mailto:johndoe@example.com">johndoe@example.com</text:a></text:p>
                </text:list-item>
                <text:list-item>
                  <text:p text:style-name="P25">you need to do this only once if you pass the <text:span text:style-name="Source_20_Text">--global</text:span> option, because then Git will always use that information for anything you do on that system.</text:p>
                </text:list-item>
                <text:list-item>
                  <text:p text:style-name="P31">If you want to override this with a different name or email address for specific projects, you can run the command without the <text:span text:style-name="Source_20_Text">--global</text:span> option when you’re in that project.</text:p>
                </text:list-item>
                <text:list-item>
                  <text:h text:style-name="P38" text:outline-level="3"><text:bookmark text:name="Your-Editor"/><text:a xlink:type="simple" xlink:href="https://git-scm.com/book/en/v2/Getting-Started-First-Time-Git-Setup#Your-Editor">Your Editor</text:a></text:h>
                </text:list-item>
                <text:list-item>
                  <text:p text:style-name="P8">If you want to use a different text editor, such as Emacs, you can do the following:</text:p>
                  <text:list>
                    <text:list-item>
                      <text:p text:style-name="P27"><text:span text:style-name="Source_20_Text">$</text:span> git config --global core.editor emacs</text:p>
                    </text:list-item>
                  </text:list>
                </text:list-item>
                <text:list-item>
                  <text:p text:style-name="P8"><text:span text:style-name="T3">While on a Windows system, if you want to use a different text editor, such as Notepad++, you can do the following: </text:span>On a x86 system</text:p>
                  <text:list>
                    <text:list-item>
                      <text:p text:style-name="P25"><text:span text:style-name="Source_20_Text">$</text:span> git config --global core.editor <text:span text:style-name="Source_20_Text">"'C:/Program Files/Notepad++/notepad++.exe' -multiInst -nosession"</text:span></text:p>
                    </text:list-item>
                  </text:list>
                </text:list-item>
                <text:list-item>
                  <text:p text:style-name="P12">On a x64 system<text:tab/></text:p>
                  <text:list>
                    <text:list-item>
                      <text:p text:style-name="P25"><text:span text:style-name="Source_20_Text">$</text:span> git config --global core.editor <text:span text:style-name="Source_20_Text">"'C:/Program Files (x86)/Notepad++/notepad++.exe' -multiInst -nosession"</text:span></text:p>
                    </text:list-item>
                  </text:list>
                </text:list-item>
                <text:list-item>
                  <text:h text:style-name="P35" text:outline-level="3"><text:bookmark text:name="Checking-Your-Settings"/><text:a xlink:type="simple" xlink:href="https://git-scm.com/book/en/v2/Getting-Started-First-Time-Git-Setup#Checking-Your-Settings">Checking Your Settings</text:a></text:h>
                </text:list-item>
              </text:list>
            </text:list-item>
            <text:list-item>
              <text:p text:style-name="P27"><text:span text:style-name="Source_20_Text">$</text:span> git config --list</text:p>
            </text:list-item>
          </text:list>
        </text:list-item>
      </text:list>
      <text:p text:style-name="P15"/>
      <text:h text:style-name="P20" text:outline-level="1">Getting Started - Getting Help</text:h>
      <text:list xml:id="list5089045421466140922" text:style-name="L9">
        <text:list-item>
          <text:p text:style-name="P14">If you ever need help while using Git, there are three ways to get the manual page (manpage) help for any of the Git commands:</text:p>
          <text:p text:style-name="P14"><text:span text:style-name="Source_20_Text"><text:span text:style-name="T4">$</text:span></text:span><text:span text:style-name="T4"> git </text:span><text:span text:style-name="Source_20_Text"><text:span text:style-name="T4">help</text:span></text:span><text:span text:style-name="T4"> </text:span><text:span text:style-name="Source_20_Text"><text:span text:style-name="T4">&lt;</text:span></text:span><text:span text:style-name="T4">verb</text:span><text:span text:style-name="Source_20_Text"><text:span text:style-name="T4">&gt;</text:span></text:span></text:p>
        </text:list-item>
      </text:list>
      <text:p text:style-name="Preformatted_20_Text"><text:span text:style-name="Source_20_Text"><text:span text:style-name="T4"><text:tab/>$</text:span></text:span><text:span text:style-name="T4"> git </text:span><text:span text:style-name="Source_20_Text"><text:span text:style-name="T4">&lt;</text:span></text:span><text:span text:style-name="T4">verb</text:span><text:span text:style-name="Source_20_Text"><text:span text:style-name="T4">&gt;</text:span></text:span><text:span text:style-name="T4"> --help</text:span></text:p>
      <text:p text:style-name="P32"><text:span text:style-name="Source_20_Text"><text:span text:style-name="T4"><text:tab/>$</text:span></text:span><text:span text:style-name="T4"> man git-</text:span><text:span text:style-name="Source_20_Text"><text:span text:style-name="T4">&lt;</text:span></text:span><text:span text:style-name="T4">verb</text:span><text:span text:style-name="Source_20_Text"><text:span text:style-name="T4">&gt;</text:span></text:span></text:p>
      <text:list xml:id="list154440152891716" text:continue-numbering="true" text:style-name="L9">
        <text:list-item>
          <text:p text:style-name="P13">For example, you can get the manpage help for the config command by running</text:p>
          <text:list>
            <text:list-item>
              <text:p text:style-name="P28"><text:span text:style-name="Source_20_Text">$</text:span> git <text:span text:style-name="Source_20_Text">help </text:span>config</text:p>
            </text:list-item>
          </text:list>
          <text:p text:style-name="P16"/>
        </text:list-item>
      </text:list>
      <text:p text:style-name="P30"/>
      <text:p text:style-name="P30"/>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4:25:28.116747042</meta:creation-date>
    <dc:date>2016-05-16T15:44:39.284503462</dc:date>
    <meta:editing-duration>PT1H15M40S</meta:editing-duration>
    <meta:editing-cycles>78</meta:editing-cycles>
    <meta:generator>LibreOffice/4.2.8.2$Linux_X86_64 LibreOffice_project/420m0$Build-2</meta:generator>
    <meta:document-statistic meta:table-count="0" meta:image-count="0" meta:object-count="0" meta:page-count="4" meta:paragraph-count="90" meta:word-count="1450" meta:character-count="8063" meta:non-whitespace-character-count="6778"/>
  </office:meta>
</office:document-meta>
</file>